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służy do dokumentacji czasu pracy pracownika. Umożliwia wprowadzenie, przeglądanie i raportowanie czasu pracy jednego lub wielu pracowników. Można analizować czas użyty przez pracowników na różne zadania, projekty, czy codzienne czynn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son</meta:initial-creator>
    <meta:creation-date>2008-11-30T10:24:44.29</meta:creation-date>
    <dc:date>2008-12-14T19:33:12.60</dc:date>
    <dc:creator>Robson</dc:creator>
    <meta:editing-duration>PT00H49M1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" meta:word-count="31" meta:character-count="247"/>
  </office:meta>
</office:document-meta>
</file>